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20:55:46.11590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qi Zhang</meta:initial-creator>
    <meta:creation-date>2015-04-13T22:40:49</meta:creation-date>
    <dc:date>2015-09-01T21:03:41.557984314</dc:date>
    <meta:editing-duration>P0D</meta:editing-duration>
    <meta:editing-cycles>3</meta:editing-cycles>
    <meta:generator>LibreOffice/4.2.8.2$Linux_X86_64 LibreOffice_project/420m0$Build-2</meta:generator>
    <meta:document-statistic meta:table-count="3" meta:cell-count="24" meta:object-count="0"/>
  </office:meta>
</office:document-meta>
</file>